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555" officeooo:paragraph-rsid="000c3555"/>
    </style:style>
    <style:style style:name="P2" style:family="paragraph" style:parent-style-name="Standard">
      <style:text-properties officeooo:rsid="000c3555" officeooo:paragraph-rsid="000de337"/>
    </style:style>
    <style:style style:name="P3" style:family="paragraph" style:parent-style-name="Standard">
      <style:text-properties fo:font-weight="bold" officeooo:rsid="000b43de" officeooo:paragraph-rsid="000b43de" style:font-weight-asian="bold" style:font-weight-complex="bold"/>
    </style:style>
    <style:style style:name="P4" style:family="paragraph" style:parent-style-name="Standard">
      <style:text-properties fo:font-weight="bold" officeooo:rsid="000de337" officeooo:paragraph-rsid="000de337" style:font-weight-asian="bold" style:font-weight-complex="bold"/>
    </style:style>
    <style:style style:name="P5" style:family="paragraph" style:parent-style-name="Standard">
      <style:text-properties officeooo:rsid="000eac4a" officeooo:paragraph-rsid="000de337"/>
    </style:style>
    <style:style style:name="P6" style:family="paragraph" style:parent-style-name="Standard">
      <style:text-properties fo:color="#000000" loext:opacity="100%" style:font-name="Liberation Serif" fo:font-size="12pt" fo:font-style="normal" fo:font-weight="bold" officeooo:rsid="000eac4a" officeooo:paragraph-rsid="000eac4a" style:font-size-asian="12pt" style:font-style-asian="normal" style:font-weight-asian="bold" style:font-weight-complex="bold"/>
    </style:style>
    <style:style style:name="P7" style:family="paragraph" style:parent-style-name="Standard">
      <style:text-properties fo:color="#000000" loext:opacity="100%" style:font-name="Liberation Serif" fo:font-size="12pt" fo:font-style="normal" fo:font-weight="bold" officeooo:rsid="000eac4a" officeooo:paragraph-rsid="001678fa" style:font-size-asian="12pt" style:font-style-asian="normal" style:font-weight-asian="bold" style:font-weight-complex="bold"/>
    </style:style>
    <style:style style:name="P8" style:family="paragraph" style:parent-style-name="Standard">
      <style:text-properties fo:color="#000000" loext:opacity="100%" style:font-name="Liberation Serif" fo:font-size="12pt" fo:font-style="normal" fo:font-weight="bold" officeooo:rsid="000eac4a" officeooo:paragraph-rsid="00189311" style:font-size-asian="12pt" style:font-style-asian="normal" style:font-weight-asian="bold" style:font-weight-complex="bold"/>
    </style:style>
    <style:style style:name="P9" style:family="paragraph" style:parent-style-name="Standard">
      <style:text-properties fo:color="#000000" loext:opacity="100%" style:font-name="Liberation Serif" fo:font-size="12pt" fo:font-style="normal" fo:font-weight="bold" officeooo:rsid="00105594" officeooo:paragraph-rsid="00105594" style:font-size-asian="12pt" style:font-style-asian="normal" style:font-weight-asian="bold" style:font-weight-complex="bold"/>
    </style:style>
    <style:style style:name="P10" style:family="paragraph" style:parent-style-name="Standard">
      <style:text-properties fo:color="#000000" loext:opacity="100%" style:font-name="Liberation Serif" fo:font-size="12pt" fo:font-style="normal" fo:font-weight="bold" officeooo:rsid="00105594" officeooo:paragraph-rsid="000eac4a" style:font-size-asian="12pt" style:font-style-asian="normal" style:font-weight-asian="bold" style:font-weight-complex="bold"/>
    </style:style>
    <style:style style:name="P11" style:family="paragraph" style:parent-style-name="Standard">
      <style:text-properties fo:color="#000000" loext:opacity="100%" style:font-name="Liberation Serif" fo:font-size="12pt" fo:font-style="normal" fo:font-weight="bold" officeooo:rsid="00189311" officeooo:paragraph-rsid="00189311" style:font-size-asian="12pt" style:font-style-asian="normal" style:font-weight-asian="bold" style:font-weight-complex="bold"/>
    </style:style>
    <style:style style:name="P12" style:family="paragraph" style:parent-style-name="Standard">
      <style:text-properties fo:color="#000000" loext:opacity="100%" style:font-name="Liberation Serif" fo:font-size="12pt" fo:font-style="normal" fo:font-weight="bold" officeooo:rsid="0019df6f" officeooo:paragraph-rsid="001a5229" style:font-size-asian="12pt" style:font-style-asian="normal" style:font-weight-asian="bold" style:font-weight-complex="bold"/>
    </style:style>
    <style:style style:name="P13" style:family="paragraph" style:parent-style-name="Standard">
      <style:text-properties fo:color="#000000" loext:opacity="100%" style:font-name="Liberation Serif" fo:font-size="12pt" fo:font-style="normal" fo:font-weight="bold" officeooo:rsid="001ff3b6" officeooo:paragraph-rsid="001ff3b6" style:font-size-asian="12pt" style:font-style-asian="normal" style:font-weight-asian="bold" style:font-weight-complex="bold"/>
    </style:style>
    <style:style style:name="P14" style:family="paragraph" style:parent-style-name="Standard">
      <style:text-properties fo:color="#000000" loext:opacity="100%" style:font-name="Liberation Serif" fo:font-size="12pt" fo:font-style="normal" fo:font-weight="bold" officeooo:rsid="0016ebcc" officeooo:paragraph-rsid="0016ebcc" style:font-size-asian="12p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erif" fo:font-size="12pt" fo:font-style="normal" fo:font-weight="normal" officeooo:rsid="000eac4a" officeooo:paragraph-rsid="000eac4a" style:font-size-asian="12pt" style:font-style-asian="normal" style:font-weight-asian="normal" style:font-weight-complex="normal"/>
    </style:style>
    <style:style style:name="P16" style:family="paragraph" style:parent-style-name="Standard">
      <style:text-properties fo:color="#000000" loext:opacity="100%" style:font-name="Liberation Serif" fo:font-size="12pt" fo:font-style="normal" fo:font-weight="normal" officeooo:rsid="0014d85f" officeooo:paragraph-rsid="0014d85f" style:font-size-asian="12p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erif" fo:font-size="12pt" fo:font-style="normal" fo:font-weight="normal" officeooo:rsid="001678fa" officeooo:paragraph-rsid="001678fa" style:font-size-asian="12p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erif" fo:font-size="12pt" fo:font-style="normal" fo:font-weight="normal" officeooo:rsid="00105594" officeooo:paragraph-rsid="001606cf" style:font-size-asian="12p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erif" fo:font-size="12pt" fo:font-style="normal" fo:font-weight="normal" officeooo:rsid="00105594" officeooo:paragraph-rsid="00331c19" style:font-size-asian="12p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erif" fo:font-size="12pt" fo:font-style="normal" fo:font-weight="normal" officeooo:rsid="0023bf0d" officeooo:paragraph-rsid="0023bf0d" style:font-size-asian="12p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erif" fo:font-size="12pt" fo:font-style="italic" fo:font-weight="normal" officeooo:rsid="000eac4a" officeooo:paragraph-rsid="000eac4a" style:font-size-asian="12pt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000000" loext:opacity="100%" style:font-name="Liberation Serif" fo:font-size="12pt" fo:font-style="italic" fo:font-weight="normal" officeooo:rsid="000eac4a" officeooo:paragraph-rsid="001606cf" style:font-size-asian="12pt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000000" loext:opacity="100%" style:font-name="Liberation Serif" fo:font-size="12pt" fo:font-style="italic" fo:font-weight="normal" officeooo:rsid="00113786" officeooo:paragraph-rsid="00113786" style:font-size-asian="12pt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000000" loext:opacity="100%" style:font-name="Liberation Serif" fo:font-size="12pt" fo:font-style="italic" fo:font-weight="normal" officeooo:rsid="00113786" officeooo:paragraph-rsid="001606cf" style:font-size-asian="12pt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000000" loext:opacity="100%" style:font-name="Liberation Serif" fo:font-size="12pt" fo:font-style="italic" fo:font-weight="normal" officeooo:rsid="00113786" officeooo:paragraph-rsid="0016ebcc" style:font-size-asian="12pt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000000" loext:opacity="100%" style:font-name="Liberation Serif" fo:font-size="12pt" fo:font-style="italic" fo:font-weight="normal" officeooo:rsid="0012eeaf" officeooo:paragraph-rsid="0016ebcc" style:font-size-asian="12pt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000000" loext:opacity="100%" style:font-name="Liberation Serif" fo:font-size="12pt" fo:font-style="italic" fo:font-weight="normal" officeooo:rsid="0014d85f" officeooo:paragraph-rsid="0014d85f" style:font-size-asian="12pt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000000" loext:opacity="100%" style:font-name="Liberation Serif" fo:font-size="12pt" fo:font-style="italic" fo:font-weight="normal" officeooo:rsid="0014d85f" officeooo:paragraph-rsid="001606cf" style:font-size-asian="12p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000000" loext:opacity="100%" style:font-name="Liberation Serif" fo:font-size="12pt" fo:font-style="italic" fo:font-weight="normal" officeooo:rsid="0023bf0d" officeooo:paragraph-rsid="0023bf0d" style:font-size-asian="12pt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000000" loext:opacity="100%" style:font-name="Liberation Serif" fo:font-size="12pt" fo:font-style="italic" fo:font-weight="normal" officeooo:rsid="002f6f1e" officeooo:paragraph-rsid="002f6f1e" style:font-size-asian="12pt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color="#2a6099" loext:opacity="100%" style:font-name="Liberation Serif" fo:font-size="12pt" fo:font-style="normal" fo:font-weight="bold" officeooo:rsid="001c3310" officeooo:paragraph-rsid="001c3310" style:font-size-asian="12pt" style:font-style-asian="normal" style:font-weight-asian="bold" style:font-weight-complex="bold"/>
    </style:style>
    <style:style style:name="P32" style:family="paragraph" style:parent-style-name="Standard">
      <style:text-properties fo:color="#2a6099" loext:opacity="100%" style:font-name="Liberation Serif" fo:font-size="12pt" fo:font-style="normal" fo:font-weight="bold" officeooo:rsid="001c3310" officeooo:paragraph-rsid="001c3310" style:font-size-asian="12pt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2a6099" loext:opacity="100%" style:font-name="Liberation Serif" fo:font-size="12pt" fo:font-style="normal" fo:font-weight="bold" officeooo:rsid="001c3310" officeooo:paragraph-rsid="00268c36" style:font-size-asian="12pt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2a6099" loext:opacity="100%" style:font-name="Liberation Serif" fo:font-size="12pt" fo:font-style="normal" fo:font-weight="bold" officeooo:rsid="001d4495" officeooo:paragraph-rsid="001d4495" style:font-size-asian="12pt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color="#2a6099" loext:opacity="100%" style:font-name="Liberation Serif" fo:font-size="12pt" fo:font-style="normal" fo:font-weight="bold" officeooo:rsid="001d4495" officeooo:paragraph-rsid="001c3310" style:font-size-asian="12pt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2a6099" loext:opacity="100%" style:font-name="Liberation Serif" fo:font-size="12pt" fo:font-style="normal" fo:font-weight="bold" officeooo:rsid="001d4495" officeooo:paragraph-rsid="00331c19" style:font-size-asian="12pt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color="#2a6099" loext:opacity="100%" style:font-name="Liberation Serif" fo:font-size="12pt" fo:font-style="normal" fo:font-weight="bold" officeooo:rsid="0031abd8" officeooo:paragraph-rsid="001c3310" style:font-size-asian="12pt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2a6099" loext:opacity="100%" style:font-name="Liberation Serif" fo:font-size="12pt" fo:font-style="normal" fo:font-weight="bold" officeooo:rsid="0031abd8" officeooo:paragraph-rsid="0031abd8" style:font-size-asian="12pt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2a6099" loext:opacity="100%" style:font-name="Liberation Serif" fo:font-size="12pt" fo:font-style="normal" fo:font-weight="bold" officeooo:rsid="0032c4d3" officeooo:paragraph-rsid="0032c4d3" style:font-size-asian="12pt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color="#2a6099" loext:opacity="100%" style:font-name="Liberation Serif" fo:font-size="12pt" fo:font-style="normal" fo:font-weight="normal" officeooo:rsid="003fcc82" officeooo:paragraph-rsid="003fcc82" style:font-size-asian="12p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rsid="002ef8e5" officeooo:paragraph-rsid="002ef8e5"/>
    </style:style>
    <style:style style:name="P4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b43de"/>
    </style:style>
    <style:style style:name="T2" style:family="text">
      <style:text-properties officeooo:rsid="000de337"/>
    </style:style>
    <style:style style:name="T3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5594" style:font-style-asian="normal" style:font-style-complex="normal"/>
    </style:style>
    <style:style style:name="T6" style:family="text">
      <style:text-properties fo:font-style="normal" officeooo:rsid="000eac4a" style:font-style-asian="normal" style:font-style-complex="normal"/>
    </style:style>
    <style:style style:name="T7" style:family="text">
      <style:text-properties fo:font-style="normal" officeooo:rsid="001606cf" style:font-style-asian="normal" style:font-style-complex="normal"/>
    </style:style>
    <style:style style:name="T8" style:family="text">
      <style:text-properties fo:font-style="normal" officeooo:rsid="0016ebcc" style:font-style-asian="normal" style:font-style-complex="normal"/>
    </style:style>
    <style:style style:name="T9" style:family="text">
      <style:text-properties fo:font-style="normal" officeooo:rsid="00313ff8" style:font-style-asian="normal" style:font-style-complex="normal"/>
    </style:style>
    <style:style style:name="T10" style:family="text">
      <style:text-properties officeooo:rsid="0012eeaf"/>
    </style:style>
    <style:style style:name="T11" style:family="text">
      <style:text-properties officeooo:rsid="001606cf"/>
    </style:style>
    <style:style style:name="T12" style:family="text">
      <style:text-properties officeooo:rsid="001678fa"/>
    </style:style>
    <style:style style:name="T13" style:family="text">
      <style:text-properties style:font-style-complex="normal"/>
    </style:style>
    <style:style style:name="T14" style:family="text">
      <style:text-properties officeooo:rsid="001a5229" style:font-style-complex="normal"/>
    </style:style>
    <style:style style:name="T15" style:family="text">
      <style:text-properties officeooo:rsid="00345fb3" style:font-style-complex="normal"/>
    </style:style>
    <style:style style:name="T16" style:family="text">
      <style:text-properties officeooo:rsid="0019df6f"/>
    </style:style>
    <style:style style:name="T17" style:family="text">
      <style:text-properties officeooo:rsid="001a5229"/>
    </style:style>
    <style:style style:name="T18" style:family="text">
      <style:text-properties fo:font-style="italic" officeooo:rsid="001a5229" style:font-style-asian="italic" style:font-style-complex="italic"/>
    </style:style>
    <style:style style:name="T19" style:family="text">
      <style:text-properties fo:color="#5f826b" loext:opacity="100%" style:font-name="JetBrains Mono" fo:font-size="12pt" fo:font-style="italic" fo:font-weight="normal" style:font-size-asian="12pt" style:font-style-asian="italic" style:font-weight-asian="normal"/>
    </style:style>
    <style:style style:name="T20" style:family="text">
      <style:text-properties officeooo:rsid="00331c19"/>
    </style:style>
    <style:style style:name="T21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ky View Factor : </text:p>
      <text:p text:style-name="P3"/>
      <text:p text:style-name="P1">Le test de la fonction svf est inutile ou erroné.</text:p>
      <text:p text:style-name="P1">La fonction renvoie des SVF de 0 pour tous les points de l’image de test ce qui n’est pas cohérent avec la définition du <text:span text:style-name="T1">Sky View Factor.</text:span></text:p>
      <text:p text:style-name="P41">Tester la fonction avec d’autres paramètres, trouver le problème.</text:p>
      <text:p text:style-name="P1"/>
      <text:p text:style-name="P1"/>
      <text:p text:style-name="P4">Hillshade : </text:p>
      <text:p text:style-name="P4"/>
      <text:p text:style-name="P2">Le test de la fonction <text:span text:style-name="T2">hillshade</text:span> est inutile ou erroné.</text:p>
      <text:p text:style-name="P2">La fonction <text:span text:style-name="T2">ne renvoie aucune ombre projetée pour l’image et les paramètres donnés dans le test</text:span><text:span text:style-name="T1">.</text:span></text:p>
      <text:p text:style-name="P41">Tester la fonction avec d’autres paramètres, trouver le problème.</text:p>
      <text:p text:style-name="P5"><text:span text:style-name="T3"/></text:p>
      <text:p text:style-name="P6">Adaptative gaussian :</text:p>
      <text:p text:style-name="P15">Quelle est la formule du filtre qu’il utilise</text:p>
      <text:p text:style-name="P23"><text:span text:style-name="T4"/></text:p>
      <text:p text:style-name="P8"><text:span text:style-name="T10">redness_index</text:span>(bands : <text:span text:style-name="T12">numpy.ndarray</text:span>) : </text:p>
      <text:p text:style-name="P27"><text:span text:style-name="T6">J’</text:span><text:span text:style-name="T4">ai regardé rapidement et je ne retrouve pas la formule qu’il utilise sur internet.</text:span></text:p>
      <text:p text:style-name="P16">Normalement : RI = Red**2 / (Blue * Green**3)</text:p>
      <text:p text:style-name="P27"><text:span text:style-name="T4">mais lui utilise : RI = </text:span><text:bookmark-start text:name="__DdeLink__98_3412324566"/><text:span text:style-name="T4">Red**2 / (Green**3)</text:span><text:bookmark-end text:name="__DdeLink__98_3412324566"/></text:p>
      <text:p text:style-name="P21"><text:span text:style-name="T5"/></text:p>
      <text:p text:style-name="P21"><text:span text:style-name="T5"/></text:p>
      <text:p text:style-name="P7"><text:span text:style-name="T11">brightn</text:span><text:span text:style-name="T10">ess_index</text:span>(bands : <text:span text:style-name="T12">numpy.ndarray</text:span>) <text:span text:style-name="T12">et </text:span><text:span text:style-name="T11">brightn</text:span><text:span text:style-name="T10">ess_index</text:span><text:span text:style-name="T12">2</text:span>(bands : <text:span text:style-name="T12">numpy.ndarray</text:span>) :</text:p>
      <text:p text:style-name="P24"><text:span text:style-name="T4"/></text:p>
      <text:p text:style-name="P17">La formule qu’il utilise est une division par sqrt(2) (resp. sqrt(3)) par rapport à la formule que je trouve sur internet.</text:p>
      <text:p text:style-name="P28"><text:span text:style-name="T4">Normalement : </text:span><text:span text:style-name="T7">B</text:span><text:span text:style-name="T4">I = </text:span><text:span text:style-name="T7">sqrt( (Band1</text:span><text:bookmark-start text:name="__DdeLink__98_3412324566 Copie 1 Copie 1"/><text:span text:style-name="T4">**2 </text:span><text:span text:style-name="T7">+ Band2</text:span><text:span text:style-name="T4">**</text:span><text:span text:style-name="T7">2</text:span><text:bookmark-end text:name="__DdeLink__98_3412324566 Copie 1 Copie 1"/><text:span text:style-name="T7"> + Band3</text:span><text:span text:style-name="T4">**</text:span><text:span text:style-name="T7">2)</text:span><text:bookmark text:name="__DdeLink__98_3412324566 Copie 1"/></text:p>
      <text:p text:style-name="P28"><text:span text:style-name="T4"/></text:p>
      <text:p text:style-name="P14">Commun à plusieurs fonctions :</text:p>
      <text:p text:style-name="P25"><text:span text:style-name="T5">L</text:span><text:span text:style-name="T4">a fonction considère un ordre défini pour les bandes spectrales sans l’expliciter, or cet ordre peut changer en fonction des données utilisées.</text:span></text:p>
      <text:p text:style-name="P26"><text:span text:style-name="T4">La fonction considère </text:span><text:span text:style-name="T8">un nombre minimal de bandes </text:span><text:span text:style-name="T4">spectrales mais ne le précise pas.</text:span></text:p>
      <text:p text:style-name="P26"><text:span text:style-name="T4"/></text:p>
      <text:p text:style-name="P30"><text:span text:style-name="T4">=&gt; </text:span><text:span text:style-name="T9">Il traite les bandes dans compute_indices, ce n’est pas explicite dans les fonctions de calcul de chaque indice</text:span></text:p>
      <text:p text:style-name="P26"><text:span text:style-name="T8"/></text:p>
      <text:p text:style-name="P18"/>
      <text:p text:style-name="P22"><text:span text:style-name="T5"/></text:p>
      <text:p text:style-name="P22"><text:span text:style-name="T5"/></text:p>
      <text:p text:style-name="P29"><text:span text:style-name="T5">L</text:span><text:span text:style-name="T4">a documentation de la classe Filtering ( API reference / Filtering) n’est pas générée automatiquement, elle est directement écrite dans filtering.html </text:span></text:p>
      <text:p text:style-name="P29"><text:span text:style-name="T4"/></text:p>
      <text:p text:style-name="P20">Pour les fonctions de la classe filtering (comme adaptative_gaussian par ex) générer la doc automatiquement à partir du code ?</text:p>
      <text:p text:style-name="P10"/>
      <text:p text:style-name="P9"/>
      <text:p text:style-name="P11">La documentation des indices dans la classe radioindice n’est pas générée automatiquement. Donc si on veut <text:span text:style-name="T16">updater la formule, on doit changer la documentation et le </text:span></text:p>
      <text:p text:style-name="P9"/>
      <text:p text:style-name="P12"><text:soft-page-break/>Il y a <text:span text:style-name="T17">les références et les formules dans la doc au niveau de </text:span><text:span text:style-name="T18">API référence </text:span><text:span text:style-name="T14">mais on ne retrouve pas ces infos au niveau de C</text:span><text:span text:style-name="T18">ommand line interface. </text:span><text:span text:style-name="T14">Est-ce qu’on doit les regrouper ? Mettre les infos aux deux endroits ?</text:span></text:p>
      <text:p text:style-name="P12"><text:span text:style-name="T14">→ </text:span><text:span text:style-name="T15">Créer des liens directs ramenant à la doc de API reférence et supprimer les redondances</text:span></text:p>
      <text:p text:style-name="P12"><text:span text:style-name="T14"/></text:p>
      <text:p text:style-name="P13"><text:span text:style-name="T14">E</text:span><text:span text:style-name="T13">st-ce qu’il faut mettre les formules pour qu’elles soient claires dans la docstring ou dans la doc ?</text:span></text:p>
      <text:p text:style-name="P33"><text:span text:style-name="T14"/></text:p>
      <text:p text:style-name="P31"><text:span text:style-name="T13"/></text:p>
      <text:p text:style-name="P32">Tester les indices</text:p>
      <text:p text:style-name="P37"/>
      <text:p text:style-name="P38"/>
      <text:p text:style-name="P38">mettre les formules en latex</text:p>
      <text:p text:style-name="P35"/>
      <text:p text:style-name="P35"/>
      <text:p text:style-name="P42" loext:marker-style-name="T19"><text:span text:style-name="T19">:obj:`eolab.rastertools.Rastertool`</text:span></text:p>
      <text:p text:style-name="P39">pour faire des liens vers des docstrings</text:p>
      <text:p text:style-name="P39"/>
      <text:p text:style-name="P39">travailler sur commandlineInterface, faire des liens des docs de command line interface vers celles de API reference, supprimer ce qui est redondant</text:p>
      <text:p text:style-name="P39"/>
      <text:p text:style-name="P19">Il utilise np.seterr(divide='ignore') pour que les divisions par zero ne créent pas d’erreurs… <text:span text:style-name="T20">Savoir ce que seterr renvoie à la place de err</text:span> </text:p>
      <text:p text:style-name="P19"/>
      <text:p text:style-name="P36"/>
      <text:p text:style-name="P34"/>
      <text:p text:style-name="P34"/>
      <text:p text:style-name="P42" loext:marker-style-name="T21"><text:span text:style-name="T22">"-v hs --elevation 27.2 --azimuth 82.64 --resolution 0.5 -o tests/tests_out"<text:line-break/>" tests/tests_data/toulouse-mnh.tif"</text:span><text:span text:style-name="T21">,</text:span></text:p>
      <text:p text:style-name="P34"/>
      <text:p text:style-name="P34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a6099" loext:opacity="100%" style:font-name="Liberation Serif" fo:font-family="'Liberation Serif'" style:font-family-generic="roman" style:font-pitch="variable" fo:font-size="12pt" fo:font-style="normal" fo:font-weight="normal" officeooo:rsid="00382612" style:font-size-asian="12pt" style:font-style-asian="normal" style:font-weight-asian="normal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5:31:09.210302214</meta:creation-date>
    <dc:date>2024-11-18T18:00:34.458206007</dc:date>
    <meta:editing-duration>PT10H30S</meta:editing-duration>
    <meta:editing-cycles>16</meta:editing-cycles>
    <meta:generator>LibreOffice/24.2.6.2$Linux_X86_64 LibreOffice_project/420$Build-2</meta:generator>
    <meta:document-statistic meta:table-count="0" meta:image-count="0" meta:object-count="0" meta:page-count="2" meta:paragraph-count="34" meta:word-count="452" meta:character-count="2787" meta:non-whitespace-character-count="2366"/>
  </office:meta>
</office:document-meta>
</file>